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e6e6ff" draw:textarea-horizontal-align="left" draw:textarea-vertical-align="top"/>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fill="solid" draw:fill-color="#ff0000" draw:textarea-horizontal-align="justify" draw:textarea-vertical-align="middle" draw:auto-grow-height="false" fo:min-height="0cm" fo:min-width="0cm"/>
    </style:style>
    <style:style style:name="gr4" style:family="graphic" style:parent-style-name="standard">
      <style:graphic-properties draw:fill="solid" draw:fill-color="#00ff00" draw:textarea-horizontal-align="justify" draw:textarea-vertical-align="middle" draw:auto-grow-height="false" fo:min-height="0cm" fo:min-width="0cm"/>
    </style:style>
    <style:style style:name="gr5" style:family="graphic" style:parent-style-name="standard">
      <style:graphic-properties draw:textarea-horizontal-align="justify" draw:textarea-vertical-align="middle" draw:auto-grow-height="false" fo:min-height="0cm" fo:min-width="0cm" fo:wrap-option="no-wrap"/>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fill="solid" draw:fill-color="#ff0000" draw:textarea-horizontal-align="justify" draw:textarea-vertical-align="middle" draw:auto-grow-height="false" fo:min-height="0cm" fo:min-width="0cm" fo:wrap-option="no-wrap"/>
    </style:style>
    <style:style style:name="gr9" style:family="graphic" style:parent-style-name="standard">
      <style:graphic-properties draw:fill="solid" draw:fill-color="#99ccff" draw:textarea-horizontal-align="justify" draw:textarea-vertical-align="middle" draw:auto-grow-height="false" fo:min-height="0cm" fo:min-width="0cm"/>
    </style:style>
    <style:style style:name="gr10" style:family="graphic" style:parent-style-name="standard">
      <style:graphic-properties draw:fill="solid" draw:fill-color="#99ccff" draw:textarea-horizontal-align="center" draw:textarea-vertical-align="middle"/>
    </style:style>
    <style:style style:name="gr11" style:family="graphic" style:parent-style-name="standard">
      <style:graphic-properties draw:fill="solid" draw:fill-color="#99ccff" draw:textarea-horizontal-align="justify" draw:textarea-vertical-align="middle" draw:auto-grow-height="false" fo:min-height="0cm" fo:min-width="0cm" fo:wrap-option="no-wrap"/>
    </style:style>
    <style:style style:name="gr12" style:family="graphic" style:parent-style-name="standard">
      <style:graphic-properties draw:marker-end="Arrow" draw:marker-end-width="0.3cm" draw:fill="solid" draw:fill-color="#99ccff" draw:textarea-horizontal-align="center" draw:textarea-vertical-align="middle"/>
    </style:style>
    <style:style style:name="gr13" style:family="graphic" style:parent-style-name="standard">
      <style:graphic-properties draw:marker-end="Arrow" draw:marker-end-width="0.3cm" draw:fill="solid" draw:fill-color="#ff0000" draw:textarea-horizontal-align="center" draw:textarea-vertical-align="middle"/>
    </style:style>
    <style:style style:name="gr14" style:family="graphic" style:parent-style-name="standard">
      <style:graphic-properties draw:fill="solid" draw:fill-color="#ff0000" draw:textarea-horizontal-align="center" draw:textarea-vertical-align="middle"/>
    </style:style>
    <style:style style:name="gr15" style:family="graphic" style:parent-style-name="standard">
      <style:graphic-properties draw:fill="solid" draw:fill-color="#00ff00" draw:textarea-horizontal-align="justify" draw:textarea-vertical-align="middle" draw:auto-grow-height="false" fo:min-height="0cm" fo:min-width="0cm" fo:wrap-option="no-wrap"/>
    </style:style>
    <style:style style:name="gr16" style:family="graphic" style:parent-style-name="standard">
      <style:graphic-properties draw:marker-end="Arrow" draw:marker-end-width="0.3cm" draw:fill="solid" draw:fill-color="#00ff00" draw:textarea-horizontal-align="center" draw:textarea-vertical-align="middle"/>
    </style:style>
    <style:style style:name="gr17" style:family="graphic" style:parent-style-name="standard">
      <style:graphic-properties draw:fill="solid" draw:fill-color="#00ff00"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center" fo:text-indent="0cm"/>
    </style:style>
    <style:style style:name="P3" style:family="paragraph">
      <style:paragraph-properties fo:text-align="cente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1" draw:layer="layout" svg:width="10cm" svg:height="2.5cm" svg:x="0.5cm" svg:y="0cm">
          <text:p text:style-name="P1">Key:</text:p>
        </draw:rect>
        <draw:custom-shape draw:style-name="gr2" draw:text-style-name="P3" draw:id="id1" draw:layer="layout" svg:width="3.984cm" svg:height="1.5cm" svg:x="7.716cm" svg:y="4.238cm">
          <text:p text:style-name="P2">NeedUpdate</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2.877cm" svg:height="1cm" svg:x="7.391cm" svg:y="1.278cm">
          <text:p text:style-name="P2">Child</text:p>
          <draw:enhanced-geometry svg:viewBox="0 0 21600 21600" draw:glue-points="10800 0 0 10800 10800 21600 21600 10800" draw:type="flowchart-process" draw:enhanced-path="M 0 0 L 21600 0 21600 21600 0 21600 0 0 Z N"/>
        </draw:custom-shape>
        <draw:custom-shape draw:style-name="gr3" draw:text-style-name="P2" draw:layer="layout" svg:width="2.717cm" svg:height="1.012cm" svg:x="4.512cm" svg:y="1.267cm">
          <text:p text:style-name="P2">Parent</text:p>
          <draw:enhanced-geometry svg:viewBox="0 0 21600 21600" draw:glue-points="10800 0 0 10800 10800 21600 21600 10800" draw:type="flowchart-process" draw:enhanced-path="M 0 0 L 21600 0 21600 21600 0 21600 0 0 Z N"/>
        </draw:custom-shape>
        <draw:custom-shape draw:style-name="gr4" draw:text-style-name="P2" draw:layer="layout" svg:width="3.019cm" svg:height="1cm" svg:x="1.343cm" svg:y="1.27cm">
          <text:p text:style-name="P2">Scene</text:p>
          <draw:enhanced-geometry svg:viewBox="0 0 21600 21600" draw:glue-points="10800 0 0 10800 10800 21600 21600 10800" draw:type="flowchart-process" draw:enhanced-path="M 0 0 L 21600 0 21600 21600 0 21600 0 0 Z N"/>
        </draw:custom-shape>
        <draw:custom-shape draw:style-name="gr2" draw:text-style-name="P3" draw:id="id3" draw:layer="layout" svg:width="7.543cm" svg:height="1.5cm" svg:x="2.965cm" svg:y="11.233cm">
          <text:p text:style-name="P2">RequestUpdate</text:p>
          <draw:enhanced-geometry svg:viewBox="0 0 21600 21600" draw:glue-points="10800 0 0 10800 10800 21600 21600 10800" draw:type="flowchart-process" draw:enhanced-path="M 0 0 L 21600 0 21600 21600 0 21600 0 0 Z N"/>
        </draw:custom-shape>
        <draw:custom-shape draw:style-name="gr5" draw:text-style-name="P2" draw:id="id2" draw:layer="layout" svg:width="9cm" svg:height="3.5cm" svg:x="6.2cm" svg:y="6.6cm">
          <text:p text:style-name="P2">If m_Parent &amp;&amp; !parentNotified</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6" draw:text-style-name="P3" draw:layer="layout" svg:x1="9.707cm" svg:y1="5.738cm" svg:x2="10.699cm" svg:y2="6.6cm" draw:start-shape="id1" draw:start-glue-point="6" draw:end-shape="id2" draw:end-glue-point="4">
          <text:p/>
        </draw:connector>
        <draw:connector draw:style-name="gr6" draw:text-style-name="P3" draw:layer="layout" svg:x1="10.699cm" svg:y1="10.1cm" svg:x2="6.736cm" svg:y2="11.233cm" draw:start-shape="id2" draw:start-glue-point="6" draw:end-shape="id3" draw:end-glue-point="4">
          <text:p/>
        </draw:connector>
        <draw:custom-shape draw:style-name="gr2" draw:text-style-name="P3" draw:id="id4" draw:layer="layout" svg:width="10.292cm" svg:height="3.675cm" svg:x="15.28cm" svg:y="3.925cm">
          <text:p text:style-name="P2">m_NeedParentUpdate = true</text:p>
          <text:p text:style-name="P2">m_NeedChildrenUpdate = true</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7" draw:text-style-name="P3" draw:layer="layout" svg:x1="11.7cm" svg:y1="4.987cm" svg:x2="16.308cm" svg:y2="5.762cm" draw:start-shape="id1" draw:start-glue-point="7" draw:end-shape="id4" draw:end-glue-point="6">
          <text:p/>
        </draw:connector>
        <draw:connector draw:style-name="gr6" draw:text-style-name="P3" draw:layer="layout" svg:x1="7.716cm" svg:y1="4.987cm" svg:x2="0.956cm" svg:y2="5.593cm" draw:start-shape="id1" draw:start-glue-point="5" draw:end-shape="id5" draw:end-glue-point="4">
          <text:p/>
        </draw:connector>
        <draw:custom-shape draw:style-name="gr5" draw:text-style-name="P2" draw:id="id5" draw:layer="layout" svg:width="10.236cm" svg:height="2.462cm" svg:x="-4.16cm" svg:y="5.593cm">
          <text:p text:style-name="P2">childrenToUpdate.clear()<text:line-break/>(parent will now handle the update... we hope)</text:p>
          <draw:enhanced-geometry svg:viewBox="0 0 21600 21600" draw:glue-points="10800 0 0 10800 10800 21600 21600 10800" draw:type="flowchart-process" draw:enhanced-path="M 0 0 L 21600 0 21600 21600 0 21600 0 0 Z N"/>
        </draw:custom-shape>
        <draw:connector draw:style-name="gr7" draw:text-style-name="P3" draw:layer="layout" svg:x1="10.508cm" svg:y1="11.982cm" svg:x2="15.282cm" svg:y2="12.075cm" draw:start-shape="id3" draw:start-glue-point="7" draw:end-shape="id6" draw:end-glue-point="4">
          <text:p/>
        </draw:connector>
        <draw:custom-shape draw:style-name="gr3" draw:text-style-name="P3" draw:id="id7" draw:layer="layout" svg:width="10.591cm" svg:height="1.756cm" svg:x="12.308cm" svg:y="17.441cm">
          <text:p text:style-name="P2">childrenToUpdate.push_back(child);</text:p>
          <draw:enhanced-geometry svg:viewBox="0 0 21600 21600" draw:glue-points="10800 0 0 10800 10800 21600 21600 10800" draw:type="flowchart-process" draw:enhanced-path="M 0 0 L 21600 0 21600 21600 0 21600 0 0 Z N"/>
        </draw:custom-shape>
        <draw:custom-shape draw:style-name="gr3" draw:text-style-name="P2" draw:id="id6" draw:layer="layout" svg:width="6.237cm" svg:height="4.466cm" svg:x="12.165cm" svg:y="12.075cm">
          <text:p text:style-name="P2">If !NeedChildUpdate</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6" draw:text-style-name="P3" draw:layer="layout" svg:x1="15.282cm" svg:y1="16.541cm" svg:x2="17.603cm" svg:y2="17.441cm" draw:start-shape="id6" draw:start-glue-point="6" draw:end-shape="id7" draw:end-glue-point="4">
          <text:p/>
        </draw:connector>
        <draw:custom-shape draw:style-name="gr8" draw:text-style-name="P2" draw:id="id8" draw:layer="layout" svg:width="8.686cm" svg:height="2cm" svg:x="20.715cm" svg:y="13.319cm">
          <text:p text:style-name="P2">“If this node hasn't called need update”</text:p>
          <draw:enhanced-geometry svg:viewBox="0 0 21600 21600" draw:glue-points="10800 0 0 10800 10800 21600 21600 10800" draw:type="flowchart-process" draw:enhanced-path="M 0 0 L 21600 0 21600 21600 0 21600 0 0 Z N"/>
        </draw:custom-shape>
        <draw:connector draw:style-name="gr7" draw:text-style-name="P3" draw:layer="layout" svg:x1="18.4cm" svg:y1="14.307cm" svg:x2="20.715cm" svg:y2="14.318cm" draw:start-shape="id6" draw:start-glue-point="7" draw:end-shape="id8" draw:end-glue-point="5">
          <text:p/>
        </draw:connector>
        <draw:custom-shape draw:style-name="gr3" draw:text-style-name="P3" draw:id="id9" draw:layer="layout" svg:width="8.372cm" svg:height="4.26cm" svg:x="10.828cm" svg:y="19.829cm">
          <text:p text:style-name="P2">If m_Parent &amp;&amp; !parentNotified</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6" draw:text-style-name="P3" draw:layer="layout" svg:x1="17.603cm" svg:y1="19.197cm" svg:x2="15.013cm" svg:y2="19.829cm" draw:start-shape="id7" draw:start-glue-point="6" draw:end-shape="id9" draw:end-glue-point="4">
          <text:p/>
        </draw:connector>
        <draw:custom-shape draw:style-name="gr8" draw:text-style-name="P2" draw:id="id10" draw:layer="layout" svg:width="8.992cm" svg:height="3.349cm" svg:x="20.95cm" svg:y="20.753cm">
          <text:p text:style-name="P2">“if this has a parent and the parent has'nt been notified previously (by needUpdate() or requestUpate())”</text:p>
          <draw:enhanced-geometry svg:viewBox="0 0 21600 21600" draw:glue-points="10800 0 0 10800 10800 21600 21600 10800" draw:type="flowchart-process" draw:enhanced-path="M 0 0 L 21600 0 21600 21600 0 21600 0 0 Z N"/>
        </draw:custom-shape>
        <draw:connector draw:style-name="gr7" draw:text-style-name="P3" draw:layer="layout" svg:x1="19.2cm" svg:y1="21.958cm" svg:x2="20.95cm" svg:y2="22.427cm" draw:start-shape="id9" draw:start-glue-point="7" draw:end-shape="id10" draw:end-glue-point="5">
          <text:p/>
        </draw:connector>
        <draw:custom-shape draw:style-name="gr8" draw:text-style-name="P2" draw:id="id11" draw:layer="layout" svg:width="8.686cm" svg:height="2.396cm" svg:x="20.568cm" svg:y="8.1cm">
          <text:p text:style-name="P2">“If this node has a parent, who hasn't already added it to the update list”</text:p>
          <draw:enhanced-geometry svg:viewBox="0 0 21600 21600" draw:glue-points="10800 0 0 10800 10800 21600 21600 10800" draw:type="flowchart-process" draw:enhanced-path="M 0 0 L 21600 0 21600 21600 0 21600 0 0 Z N"/>
        </draw:custom-shape>
        <draw:connector draw:style-name="gr7" draw:text-style-name="P3" draw:layer="layout" svg:x1="15.2cm" svg:y1="8.349cm" svg:x2="20.568cm" svg:y2="9.297cm" draw:start-shape="id2" draw:start-glue-point="7" draw:end-shape="id11" draw:end-glue-point="5">
          <text:p/>
        </draw:connector>
        <draw:custom-shape draw:style-name="gr3" draw:text-style-name="P3" draw:id="id12" draw:layer="layout" svg:width="8.666cm" svg:height="1.5cm" svg:x="11.89cm" svg:y="24.933cm">
          <text:p text:style-name="P2">requestUpdate()</text:p>
          <draw:enhanced-geometry svg:viewBox="0 0 21600 21600" draw:glue-points="10800 0 0 10800 10800 21600 21600 10800" draw:type="flowchart-process" draw:enhanced-path="M 0 0 L 21600 0 21600 21600 0 21600 0 0 Z N"/>
        </draw:custom-shape>
        <draw:connector draw:style-name="gr6" draw:text-style-name="P3" draw:layer="layout" svg:x1="15.013cm" svg:y1="24.089cm" svg:x2="16.222cm" svg:y2="24.933cm" draw:start-shape="id9" draw:start-glue-point="6" draw:end-shape="id12" draw:end-glue-point="4">
          <text:p/>
        </draw:connector>
        <draw:custom-shape draw:style-name="gr8" draw:text-style-name="P2" draw:id="id13" draw:layer="layout" svg:width="8.686cm" svg:height="2cm" svg:x="21.325cm" svg:y="25.256cm">
          <text:p text:style-name="P2">To cause the cascade effect</text:p>
          <draw:enhanced-geometry svg:viewBox="0 0 21600 21600" draw:glue-points="10800 0 0 10800 10800 21600 21600 10800" draw:type="flowchart-process" draw:enhanced-path="M 0 0 L 21600 0 21600 21600 0 21600 0 0 Z N"/>
        </draw:custom-shape>
        <draw:connector draw:style-name="gr7" draw:text-style-name="P3" draw:layer="layout" svg:x1="20.556cm" svg:y1="25.682cm" svg:x2="21.325cm" svg:y2="26.255cm" draw:start-shape="id12" draw:start-glue-point="7" draw:end-shape="id13" draw:end-glue-point="5">
          <text:p/>
        </draw:connector>
        <draw:custom-shape draw:style-name="gr3" draw:text-style-name="P3" draw:id="id14" draw:layer="layout" svg:width="7.5cm" svg:height="1.5cm" svg:x="8.376cm" svg:y="28.449cm">
          <text:p text:style-name="P2">ParentNotified = true</text:p>
          <draw:enhanced-geometry svg:viewBox="0 0 21600 21600" draw:glue-points="10800 0 0 10800 10800 21600 21600 10800" draw:type="flowchart-process" draw:enhanced-path="M 0 0 L 21600 0 21600 21600 0 21600 0 0 Z N"/>
        </draw:custom-shape>
        <draw:connector draw:style-name="gr6" draw:text-style-name="P3" draw:layer="layout" svg:x1="16.222cm" svg:y1="26.433cm" svg:x2="12.125cm" svg:y2="28.449cm" draw:start-shape="id12" draw:start-glue-point="6" draw:end-shape="id14" draw:end-glue-point="4">
          <text:p/>
        </draw:connector>
        <draw:custom-shape draw:style-name="gr8" draw:text-style-name="P2" draw:id="id15" draw:layer="layout" svg:width="8.686cm" svg:height="2.79cm" svg:x="21.179cm" svg:y="27.6cm">
          <text:p text:style-name="P2">Completely bypass any further needUpdate calls within this node</text:p>
          <draw:enhanced-geometry svg:viewBox="0 0 21600 21600" draw:glue-points="10800 0 0 10800 10800 21600 21600 10800" draw:type="flowchart-process" draw:enhanced-path="M 0 0 L 21600 0 21600 21600 0 21600 0 0 Z N"/>
        </draw:custom-shape>
        <draw:connector draw:style-name="gr7" draw:text-style-name="P3" draw:layer="layout" svg:x1="15.876cm" svg:y1="29.198cm" svg:x2="21.179cm" svg:y2="28.994cm" draw:start-shape="id14" draw:start-glue-point="7" draw:end-shape="id15" draw:end-glue-point="5">
          <text:p/>
        </draw:connector>
      </draw:page>
      <draw:page draw:name="page2" draw:style-name="dp1" draw:master-page-name="Default">
        <office:forms form:automatic-focus="false" form:apply-design-mode="false"/>
        <draw:custom-shape draw:style-name="gr2" draw:text-style-name="P3" draw:id="id16" draw:layer="layout" svg:width="14cm" svg:height="2cm" svg:x="1.5cm" svg:y="1cm">
          <text:p text:style-name="P2">_update(forceChildUpdate, parentHasChanged)</text:p>
          <draw:enhanced-geometry svg:viewBox="0 0 21600 21600" draw:glue-points="10800 0 0 10800 10800 21600 21600 10800" draw:type="flowchart-process" draw:enhanced-path="M 0 0 L 21600 0 21600 21600 0 21600 0 0 Z N"/>
        </draw:custom-shape>
        <draw:custom-shape draw:style-name="gr2" draw:text-style-name="P3" draw:id="id18" draw:layer="layout" svg:width="8.5cm" svg:height="6.109cm" svg:x="1.841cm" svg:y="4.891cm">
          <text:p text:style-name="P2">Nothing has changed</text:p>
          <text:p text:style-name="P2">&amp;&amp; !forceChildUpdate</text:p>
          <text:p text:style-name="P2">true / false</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7" draw:text-style-name="P3" draw:layer="layout" svg:x1="15.5cm" svg:y1="1.999cm" svg:x2="23cm" svg:y2="3.398cm" draw:start-shape="id16" draw:start-glue-point="7" draw:end-shape="id17" draw:end-glue-point="5">
          <text:p/>
        </draw:connector>
        <draw:custom-shape draw:style-name="gr5" draw:text-style-name="P2" draw:id="id17" draw:layer="layout" svg:width="8.5cm" svg:height="11cm" svg:x="23cm" svg:y="-2.1cm">
          <text:p text:style-name="P2">The first parameter prevents the root node from having its _update() canceled because it hasn't called needUpdate()</text:p>
          <text:p text:style-name="P2"/>
          <text:p text:style-name="P2">The second parameter is set to true by parents who have had their update called after they called needUpdate() themselves. This makes sure that all children of updated parents get updated themselves.</text:p>
          <draw:enhanced-geometry svg:viewBox="0 0 21600 21600" draw:glue-points="10800 0 0 10800 10800 21600 21600 10800" draw:type="flowchart-process" draw:enhanced-path="M 0 0 L 21600 0 21600 21600 0 21600 0 0 Z N"/>
        </draw:custom-shape>
        <draw:connector draw:style-name="gr6" draw:text-style-name="P3" draw:layer="layout" svg:x1="8.498cm" svg:y1="3cm" svg:x2="6.09cm" svg:y2="4.891cm" draw:start-shape="id16" draw:start-glue-point="6" draw:end-shape="id18" draw:end-glue-point="4">
          <text:p/>
        </draw:connector>
        <draw:connector draw:style-name="gr6" draw:text-style-name="P3" draw:layer="layout" svg:x1="1.841cm" svg:y1="7.945cm" svg:x2="-0.048cm" svg:y2="7.928cm" draw:start-shape="id18" draw:start-glue-point="5" draw:end-shape="id19" draw:end-glue-point="7">
          <text:p/>
        </draw:connector>
        <draw:custom-shape draw:style-name="gr2" draw:text-style-name="P3" draw:id="id19" draw:layer="layout" svg:width="5.5cm" svg:height="1.403cm" svg:x="-5.548cm" svg:y="7.227cm">
          <text:p text:style-name="P2">return</text:p>
          <draw:enhanced-geometry svg:viewBox="0 0 21600 21600" draw:glue-points="10800 0 0 10800 10800 21600 21600 10800" draw:type="flowchart-process" draw:enhanced-path="M 0 0 L 21600 0 21600 21600 0 21600 0 0 Z N"/>
        </draw:custom-shape>
        <draw:connector draw:style-name="gr7" draw:text-style-name="P3" draw:layer="layout" svg:x1="-5.548cm" svg:y1="7.928cm" svg:x2="-6.266cm" svg:y2="10.543cm" draw:start-shape="id19" draw:start-glue-point="5" draw:end-shape="id20" draw:end-glue-point="4">
          <text:p/>
        </draw:connector>
        <draw:custom-shape draw:style-name="gr5" draw:text-style-name="P2" draw:id="id20" draw:layer="layout" svg:width="8.668cm" svg:height="2.603cm" svg:x="-10.599cm" svg:y="10.543cm">
          <text:p text:style-name="P2">Cut off branches that don't need to be updated</text:p>
          <draw:enhanced-geometry svg:viewBox="0 0 21600 21600" draw:glue-points="10800 0 0 10800 10800 21600 21600 10800" draw:type="flowchart-process" draw:enhanced-path="M 0 0 L 21600 0 21600 21600 0 21600 0 0 Z N"/>
        </draw:custom-shape>
        <draw:custom-shape draw:style-name="gr2" draw:text-style-name="P3" draw:id="id21" draw:layer="layout" svg:width="13.717cm" svg:height="5.439cm" svg:x="12.172cm" svg:y="13.901cm">
          <text:p text:style-name="P2">NeedParentUpdate || parentHasChanged</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5" draw:text-style-name="P3" draw:id="id22" draw:layer="layout" svg:width="8.5cm" svg:height="5cm" svg:x="23cm" svg:y="10.2cm">
          <text:p text:style-name="P2">i.e. If this node previously called needUpdate(), or the parent who called _update() was updated itself.</text:p>
          <draw:enhanced-geometry svg:viewBox="0 0 21600 21600" draw:glue-points="10800 0 0 10800 10800 21600 21600 10800" draw:type="flowchart-process" draw:enhanced-path="M 0 0 L 21600 0 21600 21600 0 21600 0 0 Z N"/>
        </draw:custom-shape>
        <draw:connector draw:style-name="gr7" draw:text-style-name="P3" draw:layer="layout" svg:x1="25.887cm" svg:y1="16.619cm" svg:x2="27.249cm" svg:y2="15.2cm" draw:start-shape="id21" draw:start-glue-point="7" draw:end-shape="id22" draw:end-glue-point="6">
          <text:p/>
        </draw:connector>
        <draw:connector draw:style-name="gr6" draw:text-style-name="P3" draw:layer="layout" svg:x1="10.341cm" svg:y1="7.945cm" svg:x2="19.029cm" svg:y2="13.901cm" draw:start-shape="id18" draw:start-glue-point="7" draw:end-shape="id21" draw:end-glue-point="4">
          <text:p/>
        </draw:connector>
        <draw:connector draw:style-name="gr6" draw:text-style-name="P3" draw:layer="layout" svg:x1="19.029cm" svg:y1="19.338cm" svg:x2="30.491cm" svg:y2="21.443cm" draw:start-shape="id21" draw:start-glue-point="6" draw:end-shape="id23" draw:end-glue-point="4">
          <text:p/>
        </draw:connector>
        <draw:connector draw:style-name="gr6" draw:text-style-name="P3" draw:layer="layout" svg:x1="10.341cm" svg:y1="7.945cm" svg:x2="3.645cm" svg:y2="16.816cm" draw:start-shape="id18" draw:start-glue-point="7" draw:end-shape="id24" draw:end-glue-point="4">
          <text:p/>
        </draw:connector>
        <draw:custom-shape draw:style-name="gr2" draw:text-style-name="P3" draw:id="id27" draw:layer="layout" svg:width="12.803cm" svg:height="1.5cm" svg:x="7.782cm" svg:y="26.585cm">
          <text:p text:style-name="P2">Foreach (child) child-&gt;_update(true, true)</text:p>
          <draw:enhanced-geometry svg:viewBox="0 0 21600 21600" draw:glue-points="10800 0 0 10800 10800 21600 21600 10800" draw:type="flowchart-process" draw:enhanced-path="M 0 0 L 21600 0 21600 21600 0 21600 0 0 Z N"/>
        </draw:custom-shape>
        <draw:custom-shape draw:style-name="gr9" draw:text-style-name="P3" draw:id="id24" draw:layer="layout" svg:width="13.555cm" svg:height="5.09cm" svg:x="-3.132cm" svg:y="16.816cm">
          <text:p text:style-name="P2">If m_NeedChildUpdate || parentHasChanged</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10" draw:text-style-name="P3" draw:layer="layout" svg:x1="14.183cm" svg:y1="19.36cm" svg:x2="22.995cm" svg:y2="26.007cm" draw:start-shape="id25" draw:start-glue-point="0" draw:end-shape="id26" draw:end-glue-point="5">
          <text:p/>
        </draw:connector>
        <draw:custom-shape draw:style-name="gr11" draw:text-style-name="P2" draw:id="id26" draw:layer="layout" svg:width="8.5cm" svg:height="2.5cm" svg:x="22.995cm" svg:y="24.758cm">
          <text:p text:style-name="P2">Now the children should be updated.</text:p>
          <draw:enhanced-geometry svg:viewBox="0 0 21600 21600" draw:glue-points="10800 0 0 10800 10800 21600 21600 10800" draw:mirror-horizontal="false" draw:mirror-vertical="false" draw:type="flowchart-process" draw:enhanced-path="M 0 0 L 21600 0 21600 21600 0 21600 0 0 Z N"/>
        </draw:custom-shape>
        <draw:connector draw:style-name="gr12" draw:text-style-name="P3" draw:id="id25" draw:layer="layout" svg:x1="10.423cm" svg:y1="19.36cm" svg:x2="14.183cm" svg:y2="26.585cm" draw:start-shape="id24" draw:start-glue-point="7" draw:end-shape="id27" draw:end-glue-point="4">
          <text:p/>
        </draw:connector>
        <draw:connector draw:style-name="gr12" draw:text-style-name="P3" draw:layer="layout" svg:x1="-3.132cm" svg:y1="19.36cm" svg:x2="4.756cm" svg:y2="32.175cm" draw:start-shape="id24" draw:start-glue-point="5" draw:end-shape="id28" draw:end-glue-point="4">
          <text:p/>
        </draw:connector>
        <draw:custom-shape draw:style-name="gr9" draw:text-style-name="P3" draw:id="id28" draw:layer="layout" svg:width="17cm" svg:height="1.267cm" svg:x="-3.742cm" svg:y="32.175cm">
          <text:p text:style-name="P2">Foreach (childrenToUpdate) child-&gt;_update(true, false)</text:p>
          <draw:enhanced-geometry svg:viewBox="0 0 21600 21600" draw:glue-points="10800 0 0 10800 10800 21600 21600 10800" draw:type="flowchart-process" draw:enhanced-path="M 0 0 L 21600 0 21600 21600 0 21600 0 0 Z N"/>
        </draw:custom-shape>
        <draw:custom-shape draw:style-name="gr11" draw:text-style-name="P2" draw:id="id29" draw:layer="layout" svg:width="8.5cm" svg:height="7.5cm" svg:x="23cm" svg:y="27.8cm">
          <text:p text:style-name="P2">If this node called needUpdate() previously, or the parent who called this nodes _update() method had been updated itself. In other words: “if this child was out of date (and therefore has been updated) all its children should be updated too.”</text:p>
          <draw:enhanced-geometry svg:viewBox="0 0 21600 21600" draw:glue-points="10800 0 0 10800 10800 21600 21600 10800" draw:type="flowchart-process" draw:enhanced-path="M 0 0 L 21600 0 21600 21600 0 21600 0 0 Z N"/>
        </draw:custom-shape>
        <draw:connector draw:style-name="gr10" draw:text-style-name="P3" draw:layer="layout" svg:x1="20.585cm" svg:y1="27.334cm" svg:x2="23cm" svg:y2="31.55cm" draw:start-shape="id27" draw:start-glue-point="7" draw:end-shape="id29">
          <text:p/>
        </draw:connector>
        <draw:custom-shape draw:style-name="gr11" draw:text-style-name="P3" draw:id="id30" draw:layer="layout" svg:width="8.5cm" svg:height="4.5cm" svg:x="23cm" svg:y="37cm">
          <text:p text:style-name="P2">If this child didn't call needUpdate, and its parent hasn't been updated either. </text:p>
          <draw:enhanced-geometry svg:viewBox="0 0 21600 21600" draw:glue-points="10800 0 0 10800 10800 21600 21600 10800" draw:type="flowchart-process" draw:enhanced-path="M 0 0 L 21600 0 21600 21600 0 21600 0 0 Z N"/>
        </draw:custom-shape>
        <draw:connector draw:style-name="gr10" draw:text-style-name="P3" draw:layer="layout" svg:x1="13.258cm" svg:y1="32.808cm" svg:x2="23cm" svg:y2="39.249cm" draw:start-shape="id28" draw:start-glue-point="7" draw:end-shape="id30" draw:end-glue-point="5">
          <text:p/>
        </draw:connector>
        <draw:connector draw:style-name="gr10" draw:text-style-name="P3" draw:layer="layout" svg:x1="10.341cm" svg:y1="7.945cm" svg:x2="10.837cm" svg:y2="41.648cm" draw:start-shape="id18" draw:start-glue-point="7" draw:end-shape="id31" draw:end-glue-point="5">
          <text:p/>
        </draw:connector>
        <draw:custom-shape draw:style-name="gr9" draw:text-style-name="P3" draw:id="id31" draw:layer="layout" svg:width="12cm" svg:height="1.5cm" svg:x="4.839cm" svg:y="41.648cm">
          <text:p text:style-name="P2">m_NeedChildUpdate = false;</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11" draw:text-style-name="P2" draw:id="id32" draw:layer="layout" svg:width="8.5cm" svg:height="3.999cm" svg:x="23cm" svg:y="42.8cm">
          <text:p text:style-name="P2">All children who requested an update, or were identified as needing an update, should now have been satisified</text:p>
          <draw:enhanced-geometry svg:viewBox="0 0 21600 21600" draw:glue-points="10800 0 0 10800 10800 21600 21600 10800" draw:type="flowchart-process" draw:enhanced-path="M 0 0 L 21600 0 21600 21600 0 21600 0 0 Z N"/>
        </draw:custom-shape>
        <draw:connector draw:style-name="gr10" draw:text-style-name="P3" draw:layer="layout" svg:x1="10.837cm" svg:y1="43.148cm" svg:x2="23cm" svg:y2="44.799cm" draw:start-shape="id31" draw:start-glue-point="8" draw:end-shape="id32" draw:end-glue-point="5">
          <text:p/>
        </draw:connector>
        <draw:custom-shape draw:style-name="gr9" draw:text-style-name="P3" draw:id="id34" draw:layer="layout" svg:width="9cm" svg:height="1.5cm" svg:x="0.491cm" svg:y="34.028cm">
          <text:p text:style-name="P2">m_ChildrenToUpdate.clear();</text:p>
          <draw:enhanced-geometry svg:viewBox="0 0 21600 21600" draw:glue-points="10800 0 0 10800 10800 21600 21600 10800" draw:type="flowchart-process" draw:enhanced-path="M 0 0 L 21600 0 21600 21600 0 21600 0 0 Z N"/>
        </draw:custom-shape>
        <draw:custom-shape draw:style-name="gr9" draw:text-style-name="P3" draw:id="id33" draw:layer="layout" svg:width="9cm" svg:height="1.5cm" svg:x="11.512cm" svg:y="29.711cm">
          <text:p text:style-name="P2">m_ChildrenToUpdate.clear();</text:p>
          <draw:enhanced-geometry svg:viewBox="0 0 21600 21600" draw:glue-points="10800 0 0 10800 10800 21600 21600 10800" draw:type="flowchart-process" draw:enhanced-path="M 0 0 L 21600 0 21600 21600 0 21600 0 0 Z N"/>
        </draw:custom-shape>
        <draw:connector draw:style-name="gr12" draw:text-style-name="P3" draw:layer="layout" svg:x1="14.183cm" svg:y1="28.085cm" svg:x2="16.011cm" svg:y2="29.711cm" draw:start-shape="id27" draw:start-glue-point="6" draw:end-shape="id33" draw:end-glue-point="4">
          <text:p/>
        </draw:connector>
        <draw:connector draw:style-name="gr12" draw:text-style-name="P3" draw:layer="layout" svg:x1="4.756cm" svg:y1="33.442cm" svg:x2="4.99cm" svg:y2="34.028cm" draw:start-shape="id28" draw:start-glue-point="6" draw:end-shape="id34" draw:end-glue-point="4">
          <text:p/>
        </draw:connector>
        <draw:custom-shape draw:style-name="gr9" draw:text-style-name="P3" draw:id="id23" draw:layer="layout" svg:width="8.016cm" svg:height="2.057cm" svg:x="26.484cm" svg:y="21.443cm">
          <text:p text:style-name="P2">See slide 3</text:p>
          <draw:enhanced-geometry svg:viewBox="0 0 21600 21600" draw:glue-points="10800 0 0 10800 10800 21600 21600 10800" draw:text-areas="0 0 21600 17150" draw:type="flowchart-off-page-connector" draw:enhanced-path="M 0 0 L 21600 0 21600 17150 10800 21600 0 17150 0 0 Z N"/>
        </draw:custom-shape>
      </draw:page>
      <draw:page draw:name="page3" draw:style-name="dp1" draw:master-page-name="Default">
        <office:forms form:automatic-focus="false" form:apply-design-mode="false"/>
        <draw:custom-shape draw:style-name="gr2" draw:text-style-name="P3" draw:id="id36" draw:layer="layout" svg:width="12cm" svg:height="1.5cm" svg:x="6.495cm" svg:y="8.285cm">
          <text:p text:style-name="P2">_updateFromParent()</text:p>
          <draw:enhanced-geometry svg:viewBox="0 0 21600 21600" draw:glue-points="10800 0 0 10800 10800 21600 21600 10800" draw:type="flowchart-process" draw:enhanced-path="M 0 0 L 21600 0 21600 21600 0 21600 0 0 Z N"/>
        </draw:custom-shape>
        <draw:connector draw:style-name="gr6" draw:text-style-name="P3" draw:layer="layout" svg:x1="12.512cm" svg:y1="2.436cm" svg:x2="12.495cm" svg:y2="8.285cm" draw:start-shape="id35" draw:start-glue-point="6" draw:end-shape="id36" draw:end-glue-point="0">
          <text:p/>
        </draw:connector>
        <draw:connector draw:style-name="gr7" draw:text-style-name="P3" draw:layer="layout" svg:x1="18.495cm" svg:y1="9.034cm" svg:x2="23.001cm" svg:y2="8.999cm" draw:start-shape="id36" draw:start-glue-point="7" draw:end-shape="id37" draw:end-glue-point="5">
          <text:p/>
        </draw:connector>
        <draw:custom-shape draw:style-name="gr5" draw:text-style-name="P3" draw:id="id37" draw:layer="layout" svg:width="8.5cm" svg:height="6cm" svg:x="23.001cm" svg:y="6cm">
          <text:p text:style-name="P2">Does the actual updating (updates this nodes absolute position cache based on the parents absolute position cache)</text:p>
          <draw:enhanced-geometry svg:viewBox="0 0 21600 21600" draw:glue-points="10800 0 0 10800 10800 21600 21600 10800" draw:type="flowchart-process" draw:enhanced-path="M 0 0 L 21600 0 21600 21600 0 21600 0 0 Z N"/>
        </draw:custom-shape>
        <draw:custom-shape draw:style-name="gr2" draw:text-style-name="P3" draw:id="id38" draw:layer="layout" svg:width="3.363cm" svg:height="3.091cm" svg:x="10.838cm" svg:y="11.8cm">
          <text:p text:style-name="P2">Parent</text:p>
          <text:p text:style-name="P2">T/F</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6" draw:text-style-name="P3" draw:layer="layout" svg:x1="12.493cm" svg:y1="9.785cm" svg:x2="12.519cm" svg:y2="11.8cm" draw:start-shape="id36" draw:start-glue-point="6" draw:end-shape="id38" draw:end-glue-point="4">
          <text:p/>
        </draw:connector>
        <draw:custom-shape draw:style-name="gr2" draw:text-style-name="P3" draw:id="id39" draw:layer="layout" svg:width="12.529cm" svg:height="3.014cm" svg:x="11.923cm" svg:y="13.919cm">
          <text:p text:style-name="P2">m_DerivedPosition = m_Position;</text:p>
          <text:p text:style-name="P2">m_DerivedRotaiton = m_Rotatio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6" draw:text-style-name="P3" draw:layer="layout" svg:x1="14.201cm" svg:y1="13.344cm" svg:x2="18.187cm" svg:y2="13.919cm" draw:start-shape="id38" draw:start-glue-point="7" draw:end-shape="id39" draw:end-glue-point="5">
          <text:p/>
        </draw:connector>
        <draw:custom-shape draw:style-name="gr5" draw:text-style-name="P2" draw:id="id40" draw:layer="layout" svg:width="8.554cm" svg:height="3.948cm" svg:x="23.03cm" svg:y="16.046cm">
          <text:p text:style-name="P2">If the node has no parent it must be the root node. If it is the root node the relative positions = the absolute positions.</text:p>
          <draw:enhanced-geometry svg:viewBox="0 0 21600 21600" draw:glue-points="10800 0 0 10800 10800 21600 21600 10800" draw:type="flowchart-process" draw:enhanced-path="M 0 0 L 21600 0 21600 21600 0 21600 0 0 Z N"/>
        </draw:custom-shape>
        <draw:connector draw:style-name="gr7" draw:text-style-name="P3" draw:layer="layout" svg:x1="18.187cm" svg:y1="16.933cm" svg:x2="23.03cm" svg:y2="18.019cm" draw:start-shape="id39" draw:start-glue-point="8" draw:end-shape="id40" draw:end-glue-point="5">
          <text:p/>
        </draw:connector>
        <draw:connector draw:style-name="gr6" draw:text-style-name="P3" draw:layer="layout" svg:x1="10.838cm" svg:y1="13.344cm" svg:x2="10.365cm" svg:y2="20.382cm" draw:start-shape="id38" draw:start-glue-point="5" draw:end-shape="id41" draw:end-glue-point="4">
          <text:p/>
        </draw:connector>
        <draw:custom-shape draw:style-name="gr2" draw:text-style-name="P2" draw:id="id41" draw:layer="layout" svg:width="17cm" svg:height="2.638cm" svg:x="0.167cm" svg:y="20.382cm">
          <text:p text:style-name="P2">m_DerivedPosition = m_Parent-&gt;_getDerivedPosition()</text:p>
          <text:p text:style-name="P2">m_DerivedRotation = m_Parent-&gt;_getDerivedRotation()</text:p>
          <draw:enhanced-geometry svg:viewBox="0 0 21600 21600" draw:glue-points="12960 0 10800 0 2160 10800 8600 21600 10800 21600 19400 10800" draw:text-areas="4230 0 17370 21600" draw:mirror-horizontal="false" draw:mirror-vertical="false" draw:type="flowchart-data" draw:enhanced-path="M 4230 0 L 21600 0 17370 21600 0 21600 4230 0 Z N"/>
        </draw:custom-shape>
        <draw:custom-shape draw:style-name="gr9" draw:text-style-name="P3" draw:id="id35" draw:layer="layout" svg:width="12cm" svg:height="2cm" svg:x="6.514cm" svg:y="0.436cm">
          <text:p text:style-name="P2">See slide 2</text:p>
          <draw:enhanced-geometry svg:viewBox="0 0 21600 21600" draw:glue-points="10800 0 0 10800 10800 21600 21600 10800" draw:text-areas="0 0 21600 17150" draw:type="flowchart-off-page-connector" draw:enhanced-path="M 0 0 L 21600 0 21600 17150 10800 21600 0 17150 0 0 Z N"/>
        </draw:custom-shape>
      </draw:page>
      <draw:page draw:name="page4" draw:style-name="dp1" draw:master-page-name="Default">
        <office:forms form:automatic-focus="false" form:apply-design-mode="false"/>
        <draw:custom-shape draw:style-name="gr3" draw:text-style-name="P3" draw:id="id42" draw:layer="layout" svg:width="11cm" svg:height="1.5cm" svg:x="0.899cm" svg:y="0.822cm">
          <text:p text:style-name="P2">_getDerivedPosition()</text:p>
          <draw:enhanced-geometry svg:viewBox="0 0 21600 21600" draw:glue-points="10800 0 0 10800 10800 21600 21600 10800" draw:type="flowchart-process" draw:enhanced-path="M 0 0 L 21600 0 21600 21600 0 21600 0 0 Z N"/>
        </draw:custom-shape>
        <draw:custom-shape draw:style-name="gr3" draw:text-style-name="P3" draw:id="id43" draw:layer="layout" svg:width="9cm" svg:height="4cm" svg:x="2.201cm" svg:y="3.716cm">
          <text:p text:style-name="P2">If m_NeedParentUpdate</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13" draw:text-style-name="P3" draw:layer="layout" svg:x1="6.397cm" svg:y1="2.322cm" svg:x2="6.7cm" svg:y2="3.716cm" draw:start-shape="id42" draw:start-glue-point="6" draw:end-shape="id43" draw:end-glue-point="4">
          <text:p/>
        </draw:connector>
        <draw:custom-shape draw:style-name="gr3" draw:text-style-name="P3" draw:id="id44" draw:layer="layout" svg:width="9.53cm" svg:height="1.877cm" svg:x="2.262cm" svg:y="18.269cm">
          <text:p text:style-name="P2">Return m_DerivedPosition</text:p>
          <draw:enhanced-geometry svg:viewBox="0 0 21600 21600" draw:glue-points="10800 0 0 10800 10800 21600 21600 10800" draw:text-areas="3600 0 17800 21600" draw:type="flowchart-display" draw:enhanced-path="M 3600 0 L 17800 0 X 21600 10800 17800 21600 L 3600 21600 0 10800 Z N"/>
        </draw:custom-shape>
        <draw:custom-shape draw:style-name="gr8" draw:text-style-name="P2" draw:id="id45" draw:layer="layout" svg:width="10.5cm" svg:height="6.89cm" svg:x="15.108cm" svg:y="16.162cm">
          <text:p text:style-name="P2">_updateFromParent() sets the derived positions / rotation, so if this is the root node the function will return world co-ords. Otherwise it will cause the process to keep jumping up nodes until it finds the root node, or a node which already has its world co-ords confirmed.</text:p>
          <draw:enhanced-geometry svg:viewBox="0 0 21600 21600" draw:glue-points="10800 0 0 10800 10800 21600 21600 10800" draw:type="flowchart-process" draw:enhanced-path="M 0 0 L 21600 0 21600 21600 0 21600 0 0 Z N"/>
        </draw:custom-shape>
        <draw:connector draw:style-name="gr14" draw:text-style-name="P3" draw:layer="layout" svg:x1="11.792cm" svg:y1="19.207cm" svg:x2="15.108cm" svg:y2="19.606cm" draw:start-shape="id44" draw:start-glue-point="7" draw:end-shape="id45" draw:end-glue-point="5">
          <text:p/>
        </draw:connector>
        <draw:connector draw:style-name="gr13" draw:text-style-name="P3" draw:layer="layout" svg:x1="0.899cm" svg:y1="1.571cm" svg:x2="2.262cm" svg:y2="19.207cm" draw:start-shape="id42" draw:start-glue-point="5" draw:end-shape="id44" draw:end-glue-point="5">
          <text:p/>
        </draw:connector>
        <draw:custom-shape draw:style-name="gr3" draw:text-style-name="P3" draw:id="id46" draw:layer="layout" svg:width="9cm" svg:height="2cm" svg:x="2.5cm" svg:y="9cm">
          <text:p text:style-name="P2">_updateFromParent()</text:p>
          <draw:enhanced-geometry svg:viewBox="0 0 21600 21600" draw:glue-points="10800 0 0 10800 10800 21600 21600 10800" draw:type="flowchart-process" draw:enhanced-path="M 0 0 L 21600 0 21600 21600 0 21600 0 0 Z N"/>
        </draw:custom-shape>
        <draw:connector draw:style-name="gr13" draw:text-style-name="P3" draw:layer="layout" svg:x1="6.7cm" svg:y1="7.714cm" svg:x2="6.999cm" svg:y2="9cm" draw:start-shape="id43" draw:start-glue-point="6" draw:end-shape="id46" draw:end-glue-point="4">
          <text:p/>
        </draw:connector>
        <draw:connector draw:style-name="gr13" draw:text-style-name="P3" draw:layer="layout" svg:x1="6.999cm" svg:y1="11cm" svg:x2="6.991cm" svg:y2="14.431cm" draw:start-shape="id46" draw:start-glue-point="6" draw:end-shape="id47" draw:end-glue-point="5">
          <text:p/>
        </draw:connector>
        <draw:custom-shape draw:style-name="gr3" draw:text-style-name="P3" draw:id="id47" draw:layer="layout" svg:width="12.014cm" svg:height="1.5cm" svg:x="0.986cm" svg:y="14.431cm">
          <text:p text:style-name="P2">m_NeedParentUpdate = false;</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14" draw:text-style-name="P3" draw:layer="layout" svg:x1="8.194cm" svg:y1="14.431cm" svg:x2="15cm" svg:y2="11.749cm" draw:start-shape="id47" draw:start-glue-point="4" draw:end-shape="id48" draw:end-glue-point="5">
          <text:p/>
        </draw:connector>
        <draw:custom-shape draw:style-name="gr8" draw:text-style-name="P2" draw:id="id48" draw:layer="layout" svg:width="10.5cm" svg:height="4.5cm" svg:x="15cm" svg:y="9.5cm">
          <text:p text:style-name="P2">One call to _updateFromParent() updates everything (position, rotation, scale); no further updates will be required.</text:p>
          <draw:enhanced-geometry svg:viewBox="0 0 21600 21600" draw:glue-points="10800 0 0 10800 10800 21600 21600 10800" draw:type="flowchart-process" draw:enhanced-path="M 0 0 L 21600 0 21600 21600 0 21600 0 0 Z N"/>
        </draw:custom-shape>
      </draw:page>
      <draw:page draw:name="page5" draw:style-name="dp1" draw:master-page-name="Default">
        <office:forms form:automatic-focus="false" form:apply-design-mode="false"/>
        <draw:custom-shape draw:style-name="gr4" draw:text-style-name="P3" draw:id="id49" draw:layer="layout" svg:width="22.5cm" svg:height="1.5cm" svg:x="2cm" svg:y="1cm">
          <text:p text:style-name="P2">updateSceneGraph()</text:p>
          <draw:enhanced-geometry svg:viewBox="0 0 21600 21600" draw:glue-points="10800 0 0 10800 10800 21600 21600 10800" draw:type="flowchart-process" draw:enhanced-path="M 0 0 L 21600 0 21600 21600 0 21600 0 0 Z N"/>
        </draw:custom-shape>
        <draw:custom-shape draw:style-name="gr4" draw:text-style-name="P3" draw:id="id50" draw:layer="layout" svg:width="10.5cm" svg:height="1.5cm" svg:x="8.5cm" svg:y="5cm">
          <text:p text:style-name="P2">m_RootNode-&gt;_update(true, false)</text:p>
          <draw:enhanced-geometry svg:viewBox="0 0 21600 21600" draw:glue-points="10800 0 0 10800 10800 21600 21600 10800" draw:type="flowchart-process" draw:enhanced-path="M 0 0 L 21600 0 21600 21600 0 21600 0 0 Z N"/>
        </draw:custom-shape>
        <draw:custom-shape draw:style-name="gr15" draw:text-style-name="P2" draw:id="id51" draw:layer="layout" svg:width="7cm" svg:height="6.5cm" svg:x="21cm" svg:y="3.5cm">
          <text:p text:style-name="P2">Arguments mean: “update even if m_NeedParentUpdate and m_NeedChildUpdate are false.</text:p>
          <text:p text:style-name="P2">And the calling node doesn't need to be updated”</text:p>
          <draw:enhanced-geometry svg:viewBox="0 0 21600 21600" draw:glue-points="10800 0 0 10800 10800 21600 21600 10800" draw:type="flowchart-process" draw:enhanced-path="M 0 0 L 21600 0 21600 21600 0 21600 0 0 Z N"/>
        </draw:custom-shape>
        <draw:connector draw:style-name="gr16" draw:text-style-name="P3" draw:layer="layout" svg:x1="13.247cm" svg:y1="2.5cm" svg:x2="13.748cm" svg:y2="5cm" draw:start-shape="id49" draw:start-glue-point="6" draw:end-shape="id50" draw:end-glue-point="4">
          <text:p/>
        </draw:connector>
        <draw:connector draw:style-name="gr17" draw:text-style-name="P3" draw:layer="layout" svg:x1="19cm" svg:y1="5.749cm" svg:x2="21cm" svg:y2="6.749cm" draw:start-shape="id50" draw:start-glue-point="7" draw:end-shape="id51" draw:end-glue-point="5">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6cm" fo:page-height="36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1$Build-8990</meta:generator>
    <meta:initial-creator>Elliot Hayward</meta:initial-creator>
    <meta:creation-date>2006-01-17T08:52:22</meta:creation-date>
    <dc:creator>Elliot Hayward</dc:creator>
    <dc:date>2006-01-17T13:11:03</dc:date>
    <dc:language>en-US</dc:language>
    <meta:editing-cycles>11</meta:editing-cycles>
    <meta:editing-duration>PT3H15M36S</meta:editing-duration>
    <meta:user-defined meta:name="Info 1"/>
    <meta:user-defined meta:name="Info 2"/>
    <meta:user-defined meta:name="Info 3"/>
    <meta:user-defined meta:name="Info 4"/>
    <meta:document-statistic meta:object-count="99"/>
  </office:meta>
</office:document-meta>
</file>